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2.91cm"/>
    </style:style>
    <style:style style:name="表格1.C" style:family="table-column">
      <style:table-column-properties style:column-width="11.906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b15b3" officeooo:paragraph-rsid="001b15b3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b15b3" officeooo:paragraph-rsid="001b15b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6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6">关联</text:p>
          </table:table-cell>
          <table:table-cell table:style-name="表格1.B2" office:value-type="string">
            <text:p text:style-name="P7">belong_to</text:p>
          </table:table-cell>
          <table:table-cell table:style-name="表格1.C2" office:value-type="string">
            <text:p text:style-name="P4"/>
          </table:table-cell>
        </table:table-row>
        <table:table-row>
          <table:covered-table-cell/>
          <table:table-cell table:style-name="表格1.B3" office:value-type="string">
            <text:p text:style-name="P7">has_one</text:p>
          </table:table-cell>
          <table:table-cell table:style-name="表格1.C3" office:value-type="string">
            <text:p text:style-name="P4"/>
          </table:table-cell>
        </table:table-row>
        <table:table-row>
          <table:covered-table-cell/>
          <table:table-cell table:style-name="表格1.B4" office:value-type="string">
            <text:p text:style-name="P7">has_many</text:p>
          </table:table-cell>
          <table:table-cell table:style-name="表格1.C4" office:value-type="string">
            <text:p text:style-name="P4"/>
          </table:table-cell>
        </table:table-row>
        <table:table-row>
          <table:table-cell table:style-name="表格1.A2" table:number-rows-spanned="7" office:value-type="string">
            <text:p text:style-name="P5">字段详细</text:p>
          </table:table-cell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1" office:value-type="string">
            <text:p text:style-name="P7"/>
          </table:table-cell>
          <table:table-cell table:style-name="表格1.C11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28T16:23:54.774418760</dc:date>
    <meta:editing-duration>PT1H8M51S</meta:editing-duration>
    <meta:editing-cycles>2</meta:editing-cycles>
    <meta:document-statistic meta:table-count="1" meta:image-count="0" meta:object-count="0" meta:page-count="1" meta:paragraph-count="11" meta:word-count="36" meta:character-count="81" meta:non-whitespace-character-count="78"/>
  </office:meta>
</office:document-meta>
</file>